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Is writing here any good? No idea. We’re testing your imagination, your ability to come up with scenarii. With the current setting, the objective is to capture the unequivocal indifference of the universe. In a natural and plausible way.</text:p>
      <text:p text:style-name="Normal">Coming here was the right call. Let’s see how far this lead can take us.</text:p>
      <text:p text:style-name="Normal"/>
      <text:p text:style-name="Normal">“Of course, it wasn’t <text:span text:style-name="T1">you</text:span>.”</text:p>
      <text:p text:style-name="Normal"/>
      <text:p text:style-name="Normal">Let’s see how far it takes us in a different way. Let’s write.</text:p>
      <text:p text:style-name="Normal"/>
      <text:p text:style-name="Normal">AAAAAAAAAAHHHHHHHHH MECCHA II JANNN!!!!!!! “atasi mo shukudai wo wasureta”tte!!! MECCCCCHA II JANNN!!!!!!</text:p>
      <text:p text:style-name="Normal"/>
      <text:p text:style-name="Normal">What the fuck were we doing all this time? Why didn’t this type of realization come to me before? Why didn’t we have eureka moments like this in the past? Just how in the world had we been writing? Definitely not like this all the time, otherwise I wouldn’t have had so much trouble with writing.</text:p>
      <text:p text:style-name="Normal">This was initially a throwaway file, but let’s save it.</text:p>
      <text:p text:style-name="Normal"/>
      <text:p text:style-name="Normal">... Should we go to sleep? We have to wake up at 4am, you know?</text:p>
      <text:p text:style-name="Normal">... One only has to wake up if one goes to sleep in the first place. We haven’t written like this without music for a very long time, let’s see if we can enjoy this. Besides, we’ve got more caffeine than blood in our veins at the moment, I’m not feeling sleepy at all.</text:p>
      <text:p text:style-name="Normal"/>
      <text:p text:style-name="Normal">Hold on... No way... What we thought up actually matches the MV. Holy, it does. Wow. What a wonderful coincidenc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